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paragraph-rsid="000677ac" style:font-size-asian="10.5pt" style:font-size-complex="12pt"/>
    </style:style>
    <style:style style:name="P3" style:family="paragraph" style:parent-style-name="Standard">
      <style:text-properties fo:font-size="13pt" style:font-size-asian="11.3500003814697pt" style:font-size-complex="13pt"/>
    </style:style>
    <style:style style:name="P4" style:family="paragraph" style:parent-style-name="Standard">
      <style:text-properties fo:font-size="13pt" officeooo:paragraph-rsid="000677ac" style:font-size-asian="11.3500003814697pt" style:font-size-complex="13pt"/>
    </style:style>
    <style:style style:name="T1" style:family="text">
      <style:text-properties officeooo:rsid="000677ac"/>
    </style:style>
    <style:style style:name="T2" style:family="text">
      <style:text-properties fo:font-size="20pt" officeooo:rsid="000677ac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2">Gui 2</text:span></text:p>
      <text:p text:style-name="P1">import javax.swing.*;</text:p>
      <text:p text:style-name="P1">import java.awt.*;</text:p>
      <text:p text:style-name="P1"/>
      <text:p text:style-name="P1">public class LabelPractice {</text:p>
      <text:p text:style-name="P1"/>
      <text:p text:style-name="P1"><text:s text:c="4"/>JFrame jFrame;</text:p>
      <text:p text:style-name="P1"><text:s text:c="4"/>JLabel[] jLabel=new JLabel[5];</text:p>
      <text:p text:style-name="P1"><text:s text:c="4"/>String[] names =new String[]{"University Names","University of Swabi","University of Chakwal","University of Lahore","University of Swabi"};</text:p>
      <text:p text:style-name="P1"><text:s text:c="4"/>LabelPractice(){</text:p>
      <text:p text:style-name="P1"/>
      <text:p text:style-name="P1"><text:s text:c="8"/>jFrame=new JFrame();</text:p>
      <text:p text:style-name="P1"><text:s text:c="8"/>jFrame.setTitle("Label Practice");</text:p>
      <text:p text:style-name="P1"><text:s text:c="8"/>jFrame.setLayout(null);</text:p>
      <text:p text:style-name="P1"><text:s text:c="8"/>jFrame.setSize(600,500);</text:p>
      <text:p text:style-name="P1"><text:s text:c="8"/>jFrame.setVisible(true);</text:p>
      <text:p text:style-name="P1"/>
      <text:p text:style-name="P1"><text:s text:c="8"/>jLabel[0]=new JLabel(names[0]);</text:p>
      <text:p text:style-name="P1"><text:s text:c="8"/>jLabel[0].setBounds(150,0,300,50);</text:p>
      <text:p text:style-name="P1"><text:s text:c="8"/>jLabel[0].setFont(new Font("Gergia",Font.BOLD,30));</text:p>
      <text:p text:style-name="P1"><text:s text:c="8"/>jLabel[0].setForeground(Color.black);</text:p>
      <text:p text:style-name="P1"><text:s text:c="8"/>jFrame.getContentPane().add(jLabel[0]);</text:p>
      <text:p text:style-name="P1"/>
      <text:p text:style-name="P1"/>
      <text:p text:style-name="P1"><text:s text:c="8"/>for (int i=1,y=100;i&lt;names.length;y=y+50,i++){</text:p>
      <text:p text:style-name="P1"><text:s text:c="9"/>jLabel[i]=new JLabel(names[i]);</text:p>
      <text:p text:style-name="P1"><text:s text:c="9"/>jLabel[i].setBounds(150,y,300,50);</text:p>
      <text:p text:style-name="P1"><text:s text:c="9"/>jLabel[i].setFont(new Font("Gergia",Font.ITALIC,30));</text:p>
      <text:p text:style-name="P1"><text:s text:c="9"/>jLabel[i].setForeground(Color.black);</text:p>
      <text:p text:style-name="P1"><text:s text:c="9"/>jFrame.getContentPane().add(jLabel[i]);</text:p>
      <text:p text:style-name="P1"><text:s text:c="8"/>}</text:p>
      <text:p text:style-name="P1"><text:s text:c="8"/>jFrame.setResizable(false);</text:p>
      <text:p text:style-name="P1"><text:s text:c="8"/>jFrame.getContentPane().setBackground(Color.white);</text:p>
      <text:p text:style-name="P1"><text:s text:c="4"/>}</text:p>
      <text:p text:style-name="P1"/>
      <text:p text:style-name="P1"/>
      <text:p text:style-name="P1"><text:s text:c="4"/>public static void main(String[] args)</text:p>
      <text:p text:style-name="P1"><text:s text:c="4"/>{</text:p>
      <text:p text:style-name="P1"><text:s text:c="8"/>new LabelPractice();</text:p>
      <text:p text:style-name="P1"><text:s text:c="4"/>}</text:p>
      <text:p text:style-name="P1">}</text:p>
      <text:p text:style-name="P1"><text:tab/><text:tab/><text:span text:style-name="T2">Gui 3</text:span></text:p>
      <text:p text:style-name="P3">import javax.swing.*;</text:p>
      <text:p text:style-name="P3">import java.awt.*;</text:p>
      <text:p text:style-name="P3"/>
      <text:p text:style-name="P3">public class Panelpractice</text:p>
      <text:p text:style-name="P3"><text:soft-page-break/>{</text:p>
      <text:p text:style-name="P3"><text:s text:c="4"/>JPanel p1,p2,p3;</text:p>
      <text:p text:style-name="P3"><text:s text:c="4"/>JFrame jFrame;</text:p>
      <text:p text:style-name="P3"><text:s text:c="4"/>Panelpractice(){</text:p>
      <text:p text:style-name="P3"><text:s text:c="8"/>jFrame=new JFrame();</text:p>
      <text:p text:style-name="P3"><text:s text:c="8"/>jFrame.setTitle("Label Practice");</text:p>
      <text:p text:style-name="P3"><text:s text:c="8"/>jFrame.setLayout(null);</text:p>
      <text:p text:style-name="P3"><text:s text:c="8"/>jFrame.setSize(600,500);</text:p>
      <text:p text:style-name="P3"><text:s text:c="8"/>jFrame.setVisible(true);</text:p>
      <text:p text:style-name="P3"/>
      <text:p text:style-name="P3"><text:s text:c="8"/>p1=new JPanel();</text:p>
      <text:p text:style-name="P3"><text:s text:c="8"/>p1.setBounds(0,0,300,200);</text:p>
      <text:p text:style-name="P3"><text:s text:c="8"/>p1.setBackground(Color.green);</text:p>
      <text:p text:style-name="P3"><text:s text:c="8"/>p1.add(new JLabel("PANEL 1"));</text:p>
      <text:p text:style-name="P3"><text:s text:c="8"/>jFrame.add(p1);</text:p>
      <text:p text:style-name="P3"/>
      <text:p text:style-name="P3"><text:s text:c="8"/>p2=new JPanel();</text:p>
      <text:p text:style-name="P3"><text:s text:c="8"/>p2.setBounds(0,200,300,300);</text:p>
      <text:p text:style-name="P3"><text:s text:c="8"/>p2.setBackground(Color.yellow);</text:p>
      <text:p text:style-name="P3"><text:s text:c="8"/>p2.add(new JLabel("PANEL 2"));</text:p>
      <text:p text:style-name="P3"><text:s text:c="8"/>jFrame.add(p2);</text:p>
      <text:p text:style-name="P3"/>
      <text:p text:style-name="P3"><text:s text:c="8"/>p3=new JPanel();</text:p>
      <text:p text:style-name="P3"><text:s text:c="8"/>p3.setBounds(300,0,300,500);</text:p>
      <text:p text:style-name="P3"><text:s text:c="8"/>p3.add(new JLabel("PANEL 3"));</text:p>
      <text:p text:style-name="P3"><text:s text:c="8"/>p3.setBackground(Color.RED);</text:p>
      <text:p text:style-name="P3"><text:s text:c="8"/>jFrame.add(p3);</text:p>
      <text:p text:style-name="P3"/>
      <text:p text:style-name="P3"><text:s text:c="8"/>jFrame.setResizable(false);</text:p>
      <text:p text:style-name="P3"><text:s text:c="8"/>jFrame.getContentPane().setBackground(Color.white);</text:p>
      <text:p text:style-name="P3"><text:s text:c="8"/>jFrame.getContentPane().revalidate();</text:p>
      <text:p text:style-name="P3"><text:s text:c="4"/>}</text:p>
      <text:p text:style-name="P3"/>
      <text:p text:style-name="P3"><text:s text:c="4"/>public static void main(String[] args) {</text:p>
      <text:p text:style-name="P3"><text:s text:c="8"/>new Panelpractice();</text:p>
      <text:p text:style-name="P3"><text:s text:c="4"/>}</text:p>
      <text:p text:style-name="P4">}</text:p>
      <text:p text:style-name="P4"><text:tab/><text:tab/><text:tab/><text:span text:style-name="T2">Gui 4</text:span></text:p>
      <text:p text:style-name="P2">import javax.swing.*;</text:p>
      <text:p text:style-name="P2"/>
      <text:p text:style-name="P2">public class JButtond {</text:p>
      <text:p text:style-name="P2"/>
      <text:p text:style-name="P2"/>
      <text:p text:style-name="P2"><text:s text:c="4"/>JFrame jFrame;</text:p>
      <text:p text:style-name="P2"><text:s text:c="4"/>JButton buttons1, buttons2;</text:p>
      <text:p text:style-name="P2"><text:soft-page-break/><text:s text:c="4"/>JButtond() {</text:p>
      <text:p text:style-name="P2"><text:s text:c="8"/>jFrame = new JFrame();</text:p>
      <text:p text:style-name="P2"><text:s text:c="8"/>jFrame.setTitle("Label Practice");</text:p>
      <text:p text:style-name="P2"><text:s text:c="8"/>jFrame.setLayout(null);</text:p>
      <text:p text:style-name="P2"><text:s text:c="8"/>jFrame.setSize(600, 500);</text:p>
      <text:p text:style-name="P2"><text:s text:c="8"/>jFrame.setVisible(true);</text:p>
      <text:p text:style-name="P2"/>
      <text:p text:style-name="P2"><text:s text:c="8"/>buttons1=new JButton("Button 1");</text:p>
      <text:p text:style-name="P2"><text:s text:c="8"/>buttons1.setSize(100,50);</text:p>
      <text:p text:style-name="P2"><text:s text:c="8"/>buttons1.setBounds(100,200,100,50);</text:p>
      <text:p text:style-name="P2"><text:s text:c="8"/>buttons2=new JButton("Button 2");</text:p>
      <text:p text:style-name="P2"><text:s text:c="8"/>buttons2.setSize(100,50);</text:p>
      <text:p text:style-name="P2"><text:s text:c="8"/>buttons2.setBounds(200,200,100,50);</text:p>
      <text:p text:style-name="P2"><text:s text:c="8"/></text:p>
      <text:p text:style-name="P2"><text:s text:c="8"/>jFrame.getContentPane().add(buttons2);</text:p>
      <text:p text:style-name="P2"><text:s text:c="8"/>jFrame.getContentPane().add(buttons1);</text:p>
      <text:p text:style-name="P2"/>
      <text:p text:style-name="P2"/>
      <text:p text:style-name="P2"/>
      <text:p text:style-name="P2"><text:s text:c="4"/>}</text:p>
      <text:p text:style-name="P2"/>
      <text:p text:style-name="P2"><text:s text:c="4"/>public static void main(String[] args){ new JButtond()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6T02:12:02.653000000</dc:date>
    <meta:editing-duration>PT21M13S</meta:editing-duration>
    <meta:editing-cycles>1</meta:editing-cycles>
    <meta:document-statistic meta:table-count="0" meta:image-count="0" meta:object-count="0" meta:page-count="3" meta:paragraph-count="93" meta:word-count="174" meta:character-count="2851" meta:non-whitespace-character-count="2212"/>
    <meta:generator>LibreOffice/7.4.4.2$Windows_X86_64 LibreOffice_project/85569322deea74ec9134968a29af2df5663baa21</meta:generator>
  </office:meta>
</office:document-meta>
</file>